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DE4812A3.gif"/>
  <manifest:file-entry manifest:media-type="image/gif" manifest:full-path="Pictures/10000000000001BB000001552CBC34BC.gif"/>
  <manifest:file-entry manifest:media-type="image/gif" manifest:full-path="Pictures/10000000000003830000015D4794B38B.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3" style:family="table">
      <style:table-properties fo:margin-left="0cm" fo:margin-right="-0.012cm" table:align="margins"/>
    </style:style>
    <style:style style:name="Tableau3.A" style:family="table-column">
      <style:table-column-properties style:rel-column-width="6828*"/>
    </style:style>
    <style:style style:name="Tableau3.B" style:family="table-column">
      <style:table-column-properties style:rel-column-width="7745*"/>
    </style:style>
    <style:style style:name="Tableau3.C" style:family="table-column">
      <style:table-column-properties style:rel-column-width="50962*"/>
    </style:style>
    <style:style style:name="Tableau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94bd5e" fo:padding="0.097cm" fo:border-left="none" fo:border-right="none" fo:border-top="0.002cm solid #000000" fo:border-bottom="0.002cm solid #000000">
        <style:background-image/>
      </style:table-cell-properties>
    </style:style>
    <style:style style:name="Tableau3.C1" style:family="table-cell">
      <style:table-cell-properties fo:background-color="#94bd5e" fo:padding="0.097cm" fo:border-left="none" fo:border-right="0.002cm solid #000000" fo:border-top="0.002cm solid #000000" fo:border-bottom="0.002cm solid #000000">
        <style:background-image/>
      </style:table-cell-properties>
    </style:style>
    <style:style style:name="Tableau3.A2" style:family="table-cell" style:data-style-name="N0">
      <style:table-cell-properties fo:padding="0.097cm" fo:border-left="0.002cm solid #000000" fo:border-right="none" fo:border-top="none" fo:border-bottom="0.002cm solid #000000"/>
    </style:style>
    <style:style style:name="Tableau3.B2" style:family="table-cell">
      <style:table-cell-properties fo:padding="0.097cm" fo:border-left="none" fo:border-right="none" fo:border-top="none" fo:border-bottom="0.002cm solid #000000"/>
    </style:style>
    <style:style style:name="Tableau3.C2" style:family="table-cell">
      <style:table-cell-properties fo:padding="0.097cm" fo:border-left="none"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27" style:family="table">
      <style:table-properties fo:margin-left="0cm" fo:margin-right="-0.012cm" table:align="margins"/>
    </style:style>
    <style:style style:name="Tableau27.A" style:family="table-column">
      <style:table-column-properties style:rel-column-width="8765*"/>
    </style:style>
    <style:style style:name="Tableau27.B" style:family="table-column">
      <style:table-column-properties style:rel-column-width="56770*"/>
    </style:style>
    <style:style style:name="Tableau27.A1" style:family="table-cell">
      <style:table-cell-properties fo:padding="0.049cm" fo:border="0.002cm solid #000000"/>
    </style:style>
    <style:style style:name="Tableau27.A13" style:family="table-cell">
      <style:table-cell-properties fo:padding="0.049cm" fo:border-left="0.002cm solid #000000" fo:border-right="0.002cm solid #000000" fo:border-top="none" fo:border-bottom="0.002cm solid #000000"/>
    </style:style>
    <style:style style:name="Tableau4" style:family="table">
      <style:table-properties table:align="margins"/>
    </style:style>
    <style:style style:name="Tableau4.A" style:family="table-column">
      <style:table-column-properties style:rel-column-width="32767*"/>
    </style:style>
    <style:style style:name="Tableau4.B" style:family="table-column">
      <style:table-column-properties style:rel-column-width="32768*"/>
    </style:style>
    <style:style style:name="Tableau4.1" style:family="table-row">
      <style:table-row-properties style:min-row-height="5.715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table:align="margins"/>
    </style:style>
    <style:style style:name="Tableau12.A" style:family="table-column">
      <style:table-column-properties style:rel-column-width="21844*"/>
    </style:style>
    <style:style style:name="Tableau12.C" style:family="table-column">
      <style:table-column-properties style:rel-column-width="21847*"/>
    </style:style>
    <style:style style:name="Tableau12.A1" style:family="table-cell">
      <style:table-cell-properties fo:padding="0.049cm" fo:border="0.002cm solid #000000"/>
    </style:style>
    <style:style style:name="Tableau29" style:family="table">
      <style:table-properties fo:margin-left="0cm" fo:margin-right="-0.012cm" table:align="margins"/>
    </style:style>
    <style:style style:name="Tableau29.A" style:family="table-column">
      <style:table-column-properties style:rel-column-width="11313*"/>
    </style:style>
    <style:style style:name="Tableau29.B" style:family="table-column">
      <style:table-column-properties style:rel-column-width="38519*"/>
    </style:style>
    <style:style style:name="Tableau29.C" style:family="table-column">
      <style:table-column-properties style:rel-column-width="15703*"/>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2" style:family="table">
      <style:table-properties fo:margin-left="0cm" fo:margin-right="-0.012cm" table:align="margins"/>
    </style:style>
    <style:style style:name="Tableau2.A" style:family="table-column">
      <style:table-column-properties style:rel-column-width="11313*"/>
    </style:style>
    <style:style style:name="Tableau2.B" style:family="table-column">
      <style:table-column-properties style:rel-column-width="38519*"/>
    </style:style>
    <style:style style:name="Tableau2.C" style:family="table-column">
      <style:table-column-properties style:rel-column-width="15703*"/>
    </style:style>
    <style:style style:name="Tableau2.A1" style:family="table-cell">
      <style:table-cell-properties fo:padding="0.049cm" fo:border="0.002cm solid #000000"/>
    </style:style>
    <style:style style:name="Tableau2.A2" style:family="table-cell">
      <style:table-cell-properties fo:padding="0.049cm" fo:border-left="0.002cm solid #000000" fo:border-right="0.002cm solid #000000" fo:border-top="none" fo:border-bottom="0.002cm solid #000000"/>
    </style:style>
    <style:style style:name="Tableau34" style:family="table">
      <style:table-properties table:align="margins"/>
    </style:style>
    <style:style style:name="Tableau34.A" style:family="table-column">
      <style:table-column-properties style:rel-column-width="21844*"/>
    </style:style>
    <style:style style:name="Tableau34.C" style:family="table-column">
      <style:table-column-properties style:rel-column-width="21847*"/>
    </style:style>
    <style:style style:name="Tableau34.A1" style:family="table-cell">
      <style:table-cell-properties fo:padding="0.049cm" fo:border="0.002cm solid #000000"/>
    </style:style>
    <style:style style:name="Tableau35" style:family="table">
      <style:table-properties table:align="margins"/>
    </style:style>
    <style:style style:name="Tableau35.A" style:family="table-column">
      <style:table-column-properties style:rel-column-width="21844*"/>
    </style:style>
    <style:style style:name="Tableau35.C" style:family="table-column">
      <style:table-column-properties style:rel-column-width="21847*"/>
    </style:style>
    <style:style style:name="Tableau35.A1" style:family="table-cell">
      <style:table-cell-properties fo:padding="0.049cm" fo:border="0.002cm solid #000000"/>
    </style:style>
    <style:style style:name="Tableau13" style:family="table">
      <style:table-properties fo:margin-left="0cm" fo:margin-right="-0.012cm" table:align="margins"/>
    </style:style>
    <style:style style:name="Tableau13.A" style:family="table-column">
      <style:table-column-properties style:rel-column-width="10905*"/>
    </style:style>
    <style:style style:name="Tableau13.B" style:family="table-column">
      <style:table-column-properties style:rel-column-width="11211*"/>
    </style:style>
    <style:style style:name="Tableau13.C" style:family="table-column">
      <style:table-column-properties style:rel-column-width="8663*"/>
    </style:style>
    <style:style style:name="Tableau13.D" style:family="table-column">
      <style:table-column-properties style:rel-column-width="21600*"/>
    </style:style>
    <style:style style:name="Tableau13.E" style:family="table-column">
      <style:table-column-properties style:rel-column-width="13156*"/>
    </style:style>
    <style:style style:name="Tableau13.A1" style:family="table-cell">
      <style:table-cell-properties fo:padding="0.049cm" fo:border="0.002cm solid #000000"/>
    </style:style>
    <style:style style:name="Tableau14" style:family="table">
      <style:table-properties table:align="margins"/>
    </style:style>
    <style:style style:name="Tableau14.A" style:family="table-column">
      <style:table-column-properties style:rel-column-width="21844*"/>
    </style:style>
    <style:style style:name="Tableau14.C" style:family="table-column">
      <style:table-column-properties style:rel-column-width="21847*"/>
    </style:style>
    <style:style style:name="Tableau14.A1" style:family="table-cell">
      <style:table-cell-properties fo:padding="0.049cm" fo:border="0.002cm solid #000000"/>
    </style:style>
    <style:style style:name="Tableau16" style:family="table">
      <style:table-properties table:align="margins"/>
    </style:style>
    <style:style style:name="Tableau16.A" style:family="table-column">
      <style:table-column-properties style:rel-column-width="21844*"/>
    </style:style>
    <style:style style:name="Tableau16.C" style:family="table-column">
      <style:table-column-properties style:rel-column-width="21847*"/>
    </style:style>
    <style:style style:name="Tableau16.A1" style:family="table-cell">
      <style:table-cell-properties fo:padding="0.049cm" fo:border="0.002cm solid #000000"/>
    </style:style>
    <style:style style:name="Tableau1" style:family="table">
      <style:table-properties fo:margin-left="0cm" fo:margin-right="-0.012cm" table:align="margins"/>
    </style:style>
    <style:style style:name="Tableau1.A" style:family="table-column">
      <style:table-column-properties style:rel-column-width="13093*"/>
    </style:style>
    <style:style style:name="Tableau1.C" style:family="table-column">
      <style:table-column-properties style:rel-column-width="5000*"/>
    </style:style>
    <style:style style:name="Tableau1.D" style:family="table-column">
      <style:table-column-properties style:rel-column-width="8357*"/>
    </style:style>
    <style:style style:name="Tableau1.E" style:family="table-column">
      <style:table-column-properties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fo:margin-left="0cm" fo:margin-right="-0.012cm" table:align="margins"/>
    </style:style>
    <style:style style:name="Tableau24.A" style:family="table-column">
      <style:table-column-properties style:rel-column-width="10912*"/>
    </style:style>
    <style:style style:name="Tableau24.C" style:family="table-column">
      <style:table-column-properties style:rel-column-width="5082*"/>
    </style:style>
    <style:style style:name="Tableau24.D" style:family="table-column">
      <style:table-column-properties style:rel-column-width="16748*"/>
    </style:style>
    <style:style style:name="Tableau24.F" style:family="table-column">
      <style:table-column-properties style:rel-column-width="10969*"/>
    </style:style>
    <style:style style:name="Tableau24.A1" style:family="table-cell">
      <style:table-cell-properties fo:padding="0.049cm" fo:border="0.002cm solid #000000"/>
    </style:style>
    <style:style style:name="Tableau25" style:family="table">
      <style:table-properties table:align="margins"/>
    </style:style>
    <style:style style:name="Tableau25.A" style:family="table-column">
      <style:table-column-properties style:rel-column-width="13106*"/>
    </style:style>
    <style:style style:name="Tableau25.E" style:family="table-column">
      <style:table-column-properties style:rel-column-width="13111*"/>
    </style:style>
    <style:style style:name="Tableau25.A1" style:family="table-cell">
      <style:table-cell-properties fo:padding="0.049cm" fo:border="0.002cm solid #000000"/>
    </style:style>
    <style:style style:name="Tableau18" style:family="table">
      <style:table-properties table:align="margins"/>
    </style:style>
    <style:style style:name="Tableau18.A" style:family="table-column">
      <style:table-column-properties style:rel-column-width="10922*"/>
    </style:style>
    <style:style style:name="Tableau18.F" style:family="table-column">
      <style:table-column-properties style:rel-column-width="10925*"/>
    </style:style>
    <style:style style:name="Tableau18.A1" style:family="table-cell">
      <style:table-cell-properties fo:padding="0.049cm" fo:border="0.002cm solid #000000"/>
    </style:style>
    <style:style style:name="Tableau19" style:family="table">
      <style:table-properties table:align="margins"/>
    </style:style>
    <style:style style:name="Tableau19.A" style:family="table-column">
      <style:table-column-properties style:rel-column-width="21844*"/>
    </style:style>
    <style:style style:name="Tableau19.C" style:family="table-column">
      <style:table-column-properties style:rel-column-width="21847*"/>
    </style:style>
    <style:style style:name="Tableau19.A1" style:family="table-cell">
      <style:table-cell-properties fo:padding="0.049cm" fo:border="0.002cm solid #000000"/>
    </style:style>
    <style:style style:name="Tableau20" style:family="table">
      <style:table-properties table:align="margins"/>
    </style:style>
    <style:style style:name="Tableau20.A" style:family="table-column">
      <style:table-column-properties style:rel-column-width="21844*"/>
    </style:style>
    <style:style style:name="Tableau20.C" style:family="table-column">
      <style:table-column-properties style:rel-column-width="21847*"/>
    </style:style>
    <style:style style:name="Tableau20.A1" style:family="table-cell">
      <style:table-cell-properties fo:padding="0.049cm" fo:border="0.002cm solid #000000"/>
    </style:style>
    <style:style style:name="Tableau21" style:family="table">
      <style:table-properties table:align="margins"/>
    </style:style>
    <style:style style:name="Tableau21.A" style:family="table-column">
      <style:table-column-properties style:rel-column-width="21844*"/>
    </style:style>
    <style:style style:name="Tableau21.C" style:family="table-column">
      <style:table-column-properties style:rel-column-width="21847*"/>
    </style:style>
    <style:style style:name="Tableau21.A1" style:family="table-cell">
      <style:table-cell-properties fo:padding="0.049cm" fo:border="0.002cm solid #000000"/>
    </style:style>
    <style:style style:name="Tableau22" style:family="table">
      <style:table-properties table:align="margins"/>
    </style:style>
    <style:style style:name="Tableau22.A" style:family="table-column">
      <style:table-column-properties style:rel-column-width="21844*"/>
    </style:style>
    <style:style style:name="Tableau22.C" style:family="table-column">
      <style:table-column-properties style:rel-column-width="21847*"/>
    </style:style>
    <style:style style:name="Tableau22.A1" style:family="table-cell">
      <style:table-cell-properties fo:padding="0.049cm" fo:border="0.002cm solid #000000"/>
    </style:style>
    <style:style style:name="Tableau23" style:family="table">
      <style:table-properties table:align="margins"/>
    </style:style>
    <style:style style:name="Tableau23.A" style:family="table-column">
      <style:table-column-properties style:rel-column-width="21844*"/>
    </style:style>
    <style:style style:name="Tableau23.C" style:family="table-column">
      <style:table-column-properties style:rel-column-width="21847*"/>
    </style:style>
    <style:style style:name="Tableau23.A1" style:family="table-cell">
      <style:table-cell-properties fo:padding="0.049cm" fo:border="0.002cm solid #000000"/>
    </style:style>
    <style:style style:name="Tableau17" style:family="table">
      <style:table-properties fo:margin-left="0cm" fo:margin-right="-0.012cm" table:align="margins"/>
    </style:style>
    <style:style style:name="Tableau17.A" style:family="table-column">
      <style:table-column-properties style:rel-column-width="8180*"/>
    </style:style>
    <style:style style:name="Tableau17.B" style:family="table-column">
      <style:table-column-properties style:rel-column-width="8187*"/>
    </style:style>
    <style:style style:name="Tableau17.C" style:family="table-column">
      <style:table-column-properties style:rel-column-width="3709*"/>
    </style:style>
    <style:style style:name="Tableau17.D" style:family="table-column">
      <style:table-column-properties style:rel-column-width="7745*"/>
    </style:style>
    <style:style style:name="Tableau17.E" style:family="table-column">
      <style:table-column-properties style:rel-column-width="5096*"/>
    </style:style>
    <style:style style:name="Tableau17.F" style:family="table-column">
      <style:table-column-properties style:rel-column-width="16185*"/>
    </style:style>
    <style:style style:name="Tableau17.G" style:family="table-column">
      <style:table-column-properties style:rel-column-width="4708*"/>
    </style:style>
    <style:style style:name="Tableau17.H" style:family="table-column">
      <style:table-column-properties style:rel-column-width="11725*"/>
    </style:style>
    <style:style style:name="Tableau17.A1" style:family="table-cell">
      <style:table-cell-properties fo:padding="0.049cm" fo:border="0.002cm solid #000000"/>
    </style:style>
    <style:style style:name="Tableau33" style:family="table">
      <style:table-properties table:align="margins"/>
    </style:style>
    <style:style style:name="Tableau33.A" style:family="table-column">
      <style:table-column-properties style:rel-column-width="8191*"/>
    </style:style>
    <style:style style:name="Tableau33.H" style:family="table-column">
      <style:table-column-properties style:rel-column-width="8198*"/>
    </style:style>
    <style:style style:name="Tableau33.A1" style:family="table-cell">
      <style:table-cell-properties fo:padding="0.049cm" fo:border="0.002cm solid #000000"/>
    </style:style>
    <style:style style:name="Tableau7" style:family="table">
      <style:table-properties table:align="margins"/>
    </style:style>
    <style:style style:name="Tableau7.A" style:family="table-column">
      <style:table-column-properties style:rel-column-width="7281*"/>
    </style:style>
    <style:style style:name="Tableau7.I" style:family="table-column">
      <style:table-column-properties style:rel-column-width="7287*"/>
    </style:style>
    <style:style style:name="Tableau7.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list-style-name="List_20_1"/>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ext_20_body" style:list-style-name="L1"/>
    <style:style style:name="P7" style:family="paragraph" style:parent-style-name="Preformatted_20_Text" style:list-style-name="List_20_1"/>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2"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379552095"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dynacase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dynacase</text:p>
        </text:list-item>
        <text:list-item>
          <text:p text:style-name="P4"><text:soft-page-break/>Utiliser le menu “Outils / Importer des documents”</text:p>
        </text:list-item>
        <text:list-item>
          <text:p text:style-name="P4">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text:soft-page-break/>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2" office:value-type="string">
            <text:p text:style-name="Table_20_Contents">Obligatoire</text:p>
          </table:table-cell>
          <table:table-cell table:style-name="Tableau3.C2" office:value-type="string">
            <text:p text:style-name="Table_20_Contents">BEGIN</text:p>
          </table:table-cell>
        </table:table-row>
        <table:table-row>
          <table:table-cell table:style-name="Tableau3.A3" office:value-type="string">
            <text:p text:style-name="Table_20_Contents">2 (fromid)</text:p>
          </table:table-cell>
          <table:table-cell table:style-name="Tableau3.B2" office:value-type="string">
            <text:p text:style-name="Table_20_Contents">Facultatif</text:p>
          </table:table-cell>
          <table:table-cell table:style-name="Tableau3.C2"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3" office:value-type="string">
            <text:p text:style-name="Table_20_Contents">4 (titre)</text:p>
          </table:table-cell>
          <table:table-cell table:style-name="Tableau3.B2" office:value-type="string">
            <text:p text:style-name="Table_20_Contents">Obligatoire</text:p>
          </table:table-cell>
          <table:table-cell table:style-name="Tableau3.C2"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3" office:value-type="string">
            <text:p text:style-name="Table_20_Contents">5 (id)</text:p>
          </table:table-cell>
          <table:table-cell table:style-name="Tableau3.B2" office:value-type="string">
            <text:p text:style-name="Table_20_Contents">Réservé</text:p>
          </table:table-cell>
          <table:table-cell table:style-name="Tableau3.C2"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3" office:value-type="string">
            <text:p text:style-name="Table_20_Contents">6 (class)</text:p>
          </table:table-cell>
          <table:table-cell table:style-name="Tableau3.B2" office:value-type="string">
            <text:p text:style-name="Table_20_Contents">Facultatif</text:p>
          </table:table-cell>
          <table:table-cell table:style-name="Tableau3.C2"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3" office:value-type="string">
            <text:p text:style-name="Table_20_Contents">7 (name)</text:p>
          </table:table-cell>
          <table:table-cell table:style-name="Tableau3.B2" office:value-type="string">
            <text:p text:style-name="Table_20_Contents">Obligatoire</text:p>
          </table:table-cell>
          <table:table-cell table:style-name="Tableau3.C2"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ext:soft-page-break/>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9" xml:id="id1" draw:id="id1" svg:width="7.002cm" svg:height="0.914cm" svg:x="0cm" svg:y="3.043cm"><text:p text:style-name="P8"><text:span text:style-name="T6">Classe Doc</text:span></text:p><draw:enhanced-geometry svg:viewBox="0 0 21600 21600" draw:type="rectangle" draw:enhanced-path="M 0 0 L 21600 0 21600 21600 0 21600 0 0 Z N"/></draw:custom-shape><draw:custom-shape draw:style-name="gr2" draw:text-style-name="P9" xml:id="id2" draw:id="id2" svg:width="6.696cm" svg:height="5.783cm" svg:x="0.152cm" svg:y="5.173cm"><text:p text:style-name="P8"><text:span text:style-name="T6">Classe MaFamille</text:span></text:p><text:p text:style-name="P8"><text:span text:style-name="T6"/></text:p><text:p text:style-name="P8"><text:span text:style-name="T6"/></text:p><text:p text:style-name="P8"><text:span text:style-name="T6"/></text:p><text:p text:style-name="P8"><text:span text:style-name="T6"/></text:p><text:p text:style-name="P8"><text:span text:style-name="T6"/></text:p><text:p text:style-name="P8"><text:span text:style-name="T6"/></text:p><text:p text:style-name="P8"><text:span text:style-name="T6"/></text:p><text:p text:style-name="P8"><text:span text:style-name="T6"/></text:p><text:p text:style-name="P8"><text:span text:style-name="T6"/></text:p><text:p text:style-name="P8"><text:span text:style-name="T6"/></text:p><draw:enhanced-geometry svg:viewBox="0 0 21600 21600" draw:type="rectangle" draw:enhanced-path="M 0 0 L 21600 0 21600 21600 0 21600 0 0 Z N"/></draw:custom-shape><draw:custom-shape draw:style-name="gr3" draw:text-style-name="P9" svg:width="3.652cm" svg:height="1.523cm" svg:x="1.674cm" svg:y="6.694cm"><text:p text:style-name="P8"><text:span text:style-name="T6">Méthode Principale</text:span></text:p><draw:enhanced-geometry svg:viewBox="0 0 21600 21600" draw:type="rectangle" draw:enhanced-path="M 0 0 L 21600 0 21600 21600 0 21600 0 0 Z N"/></draw:custom-shape><draw:custom-shape draw:style-name="gr3" draw:text-style-name="P9" svg:width="3.652cm" svg:height="1.523cm" svg:x="1.674cm" svg:y="8.46cm"><text:p text:style-name="P8"><text:span text:style-name="T6">Méthode Secondaire</text:span></text:p><draw:enhanced-geometry svg:viewBox="0 0 21600 21600" draw:type="rectangle" draw:enhanced-path="M 0 0 L 21600 0 21600 21600 0 21600 0 0 Z N"/></draw:custom-shape><draw:connector draw:style-name="gr4" draw:text-style-name="P9" svg:x1="3.5cm" svg:y1="0.001cm" svg:x2="3.5cm" svg:y2="1.218cm" draw:start-shape="id1" draw:start-glue-point="2" draw:end-shape="id2" draw:end-glue-point="0" svg:d="m3500-3043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9" xml:id="id3" draw:id="id3" svg:width="7.002cm" svg:height="0.914cm" svg:x="0cm" svg:y="2.436cm"><text:p text:style-name="P8"><text:span text:style-name="T6">Classe Doc</text:span></text:p><draw:enhanced-geometry svg:viewBox="0 0 21600 21600" draw:type="rectangle" draw:enhanced-path="M 0 0 L 21600 0 21600 21600 0 21600 0 0 Z N"/></draw:custom-shape><draw:custom-shape draw:style-name="gr2" draw:text-style-name="P9" xml:id="id5" draw:id="id5" svg:width="7.002cm" svg:height="1.999cm" svg:x="0cm" svg:y="7.137cm"><text:p text:style-name="P8"><text:span text:style-name="T6">Classe MaFamille</text:span></text:p><text:p text:style-name="P8"><text:span text:style-name="T6"/></text:p><text:p text:style-name="P8"><text:span text:style-name="T6"/></text:p><text:p text:style-name="P8"><text:span text:style-name="T6"/></text:p><text:p text:style-name="P8"><text:span text:style-name="T6"/></text:p><draw:enhanced-geometry svg:viewBox="0 0 21600 21600" draw:type="rectangle" draw:enhanced-path="M 0 0 L 21600 0 21600 21600 0 21600 0 0 Z N"/></draw:custom-shape><draw:custom-shape draw:style-name="gr3" draw:text-style-name="P9" svg:width="3.652cm" svg:height="1.521cm" svg:x="3cm" svg:y="7.615cm"><text:p text:style-name="P8"><text:span text:style-name="T6">Méthode Principale</text:span></text:p><draw:enhanced-geometry svg:viewBox="0 0 21600 21600" draw:type="rectangle" draw:enhanced-path="M 0 0 L 21600 0 21600 21600 0 21600 0 0 Z N"/></draw:custom-shape><draw:custom-shape draw:style-name="gr2" draw:text-style-name="P9" xml:id="id4" draw:id="id4" svg:width="7.002cm" svg:height="2.001cm" svg:x="0cm" svg:y="4.136cm"><text:p text:style-name="P8"><text:span text:style-name="T7">Classe Intermédiaire</text:span></text:p><text:p text:style-name="P8"><text:span text:style-name="T6"/></text:p><text:p text:style-name="P8"><text:span text:style-name="T6"/></text:p><text:p text:style-name="P8"><text:span text:style-name="T6"/></text:p><text:p text:style-name="P8"><text:span text:style-name="T6"/></text:p><draw:enhanced-geometry svg:viewBox="0 0 21600 21600" draw:type="rectangle" draw:enhanced-path="M 0 0 L 21600 0 21600 21600 0 21600 0 0 Z N"/></draw:custom-shape><draw:custom-shape draw:style-name="gr3" draw:text-style-name="P9" svg:width="3.654cm" svg:height="1.523cm" svg:x="3.099cm" svg:y="4.614cm"><text:p text:style-name="P8"><text:span text:style-name="T6">Méthode Secondaire</text:span></text:p><draw:enhanced-geometry svg:viewBox="0 0 21600 21600" draw:type="rectangle" draw:enhanced-path="M 0 0 L 21600 0 21600 21600 0 21600 0 0 Z N"/></draw:custom-shape><draw:connector draw:style-name="gr4" draw:text-style-name="P9" svg:x1="3.5cm" svg:y1="0.001cm" svg:x2="3.5cm" svg:y2="0.788cm" draw:start-shape="id3" draw:start-glue-point="2" draw:end-shape="id4" draw:end-glue-point="0" svg:d="m3500-2436v787"><text:p/></draw:connector><draw:connector draw:style-name="gr4" draw:text-style-name="P9" svg:x1="3.5cm" svg:y1="2.787cm" svg:x2="3.5cm" svg:y2="3.787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ext:soft-page-break/>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freedom_import)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3"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376219558"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text:soft-page-break/></text:p>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ext:soft-page-break/>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double(”%.02f”) : pour afficher un nombre avec 2 décimales</text:p>
        </text:list-item>
        <text:list-item>
          <text:p text:style-name="P4">integer(”%d m²”) : pour afficher (100 m²).</text:p>
        </text:list-item>
        <text:list-item>
          <text:p text:style-name="P4">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text:soft-page-break/>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200421563" text:style-name="L1">
        <text:list-item>
          <text:p text:style-name="P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text:soft-page-break/></text:p>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ext:soft-page-break/>
        <table:table-row>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ext:soft-page-break/>
        <table:table-row>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ext:soft-page-break/>
        <table:table-row>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table-cell table:style-name="Tableau29.A1" office:value-type="string">
            <text:p text:style-name="P2">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table-cell table:style-name="Tableau29.A1" office:value-type="string">
            <text:p text:style-name="P2">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ext:soft-page-break/>
        <table:table-row>
          <table:table-cell table:style-name="Tableau2.A1" office:value-type="string">
            <text:p text:style-name="P2">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2">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row>
          <table:table-cell table:style-name="Tableau2.A2" office:value-type="string">
            <text:p text:style-name="P2">hideindav </text:p>
          </table:table-cell>
          <table:table-cell table:style-name="Tableau2.A2" office:value-type="string">
            <text:p text:style-name="P1">Prend la valeur yes ou no. Cela vaut no par défaut. Le fichier correspondant à cet attribut n'apparaîtra jamais dans le dav.</text:p>
          </table:table-cell>
          <table:table-cell table:style-name="Tableau2.A2" office:value-type="string">
            <text:p text:style-name="P1">Version ≥ 3.0.11</text:p>
            <text:p text:style-name="P1">Limité aux types file et image</text:p>
          </table:table-cell>
        </table:table-row>
        <table:table-row>
          <table:table-cell table:style-name="Tableau2.A2" office:value-type="string">
            <text:p text:style-name="P2">viewonfly</text:p>
          </table:table-cell>
          <table:table-cell table:style-name="Tableau2.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A2" office:value-type="string">
            <text:p text:style-name="P1">Limité aux type tab</text:p>
          </table:table-cell>
        </table:table-row>
      </table:table>
      <text:p text:style-name="Preformatted_20_Text"/>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s.</text:p>
      <text:p text:style-name="Text_20_body"/>
      <text:p text:style-name="Text_20_body"><draw:frame draw:style-name="fr3"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text:soft-page-break/>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ext:soft-page-break/>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0"><draw:image xlink:href="Pictures/10000000000001BB000001552CBC34BC.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text:soft-page-break/>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Vous pouvez suivre les instructions de <text:a xlink:type="simple" xlink:href="http://www.freedom-ecm.org/freedom_2.14/admin/family/importation">cette page </text:a>pour importer cette famille dans dynacase.</text:p>
      <text:h text:style-name="Heading_20_5" text:outline-level="5"><text:bookmark-start text:name="aide_a_la_creation_de_champs_enum"/>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4">%S% : est remplacé par l'URL vers dynacase avec le numéro de session. Il doit être utilisé en début de lien.</text:p>
        </text:list-item>
        <text:list-item>
          <text:p text:style-name="P4">%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text:soft-page-break/>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list xml:id="list930418265"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cookbook/attributes/inputhelp/link">Comment créer des liens entre les documents</text:a></text:p>
        </text:list-item>
      </text:list>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p text:style-name="Text_20_body"><draw:frame draw:style-name="fr1" draw:name="5" text:anchor-type="as-char" svg:width="2.117cm" svg:height="0.397cm" draw:z-index="0"><draw:image xlink:href="Pictures/10000200000000500000000FDE4812A3.gif" xlink:type="simple" xlink:show="embed" xlink:actuate="onLoad"/></draw:frame> : LES DOCUMENTS CI-DESSOUS SONT PLUS COMPLETS ET DEVRAIENT ETRE INTEGRES DANS CE CHAPITRE</text:p>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5" text:outline-level="5">Cas général</text:h>
      <text:list xml:id="list157120930"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devel/aides_saisie">freedom_2.14:devel:aides_saisie</text:a></text:p>
        </text:list-item>
      </text:list>
      <text:h text:style-name="Heading_20_6" text:outline-level="6"><text:bookmark-start text:name="but3"/>But<text:bookmark-end text:name="but3"/></text:h>
      <text:p text:style-name="Text_20_body"><draw:frame draw:style-name="fr1" draw:name="6" text:anchor-type="as-char" svg:width="2.117cm" svg:height="0.397cm" draw:z-index="0"><draw:image xlink:href="Pictures/10000200000000500000000FDE4812A3.gif" xlink:type="simple" xlink:show="embed" xlink:actuate="onLoad"/></draw:frame></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se trouve sur la machine serveur dans le répertoire</text:p>
      <text:p text:style-name="Preformatted_20_Text"><text:soft-page-break/>/usr/share/wha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manuel de programmation.</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Freedom</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Text_20_body"><text:a xlink:type="simple" xlink:href="http://api.freedom-ecm.org/FREEDOM/_app---Freedom---App---Fdl---FDL_external.php.html#functionlfamily">(plus d'info sur lfamily)</text:a></text:p>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p text:style-name="Text_20_body"><text:soft-page-break/></text:p>
      <text:h text:style-name="Heading_20_5" text:outline-level="5"><text:bookmark-start text:name="ajouter_un_attribut_calcule"/>Ajouter un attribut calculé<text:bookmark-end text:name="ajouter_un_attribut_calcule"/></text:h>
      <text:p text:style-name="Text_20_body"><draw:frame draw:style-name="fr1" draw:name="7" text:anchor-type="as-char" svg:width="2.117cm" svg:height="0.397cm" draw:z-index="0"><draw:image xlink:href="Pictures/10000200000000500000000FDE4812A3.gif" xlink:type="simple" xlink:show="embed" xlink:actuate="onLoad"/></draw:frame> A mon avis, le document ci-dessous devrait être fusionné avec ce chapitre : </text:p>
      <text:list xml:id="list535409950" text:style-name="List_20_1">
        <text:list-item>
          <text:p text:style-name="P4"><text:a xlink:type="simple" xlink:href="http://www.freedom-ecm.org/freedom_2.14/devel/attributs_calcules">freedom_2.14:devel:attributs_calcules</text:a></text:p>
        </text:list-item>
      </text:list>
      <text:h text:style-name="Heading_20_6" text:outline-level="6"><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mise_en_place_du_fichier_php_et_modification_du_parametrage_de_la_famille1"/>Mise en place du fichier PHP et modification du paramétrage de la famille<text:bookmark-end text:name="mise_en_place_du_fichier_php_et_modification_du_parametrage_de_la_famille1"/></text:h>
      <text:p text:style-name="Text_20_body"><draw:frame draw:style-name="fr1" draw:name="8" text:anchor-type="as-char" svg:width="2.117cm" svg:height="0.397cm" draw:z-index="0"><draw:image xlink:href="Pictures/10000200000000500000000FDE4812A3.gif" xlink:type="simple" xlink:show="embed" xlink:actuate="onLoad"/></draw:fram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
      <text:h text:style-name="Heading_20_5" text:outline-level="5"><text:bookmark-start text:name="contraintes_d_attributs"/><text:soft-page-break/>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4"/>
        <table:table-column table:style-name="Tableau25.E"/>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link </text:p>
          </table:table-cell>
          <table:table-cell table:style-name="Tableau25.A1" office:value-type="string">
            <text:p text:style-name="Table_20_Heading">constraint </text:p>
          </table:table-cell>
        </table:table-row>
        <table:table-row>
          <table:table-cell table:style-name="Tableau25.A1" office:value-type="string">
            <text:p text:style-name="P1">SI_MAIL </text:p>
          </table:table-cell>
          <table:table-cell table:style-name="Tableau25.A1" office:value-type="string">
            <text:p text:style-name="P1">couriel </text:p>
          </table:table-cell>
          <table:table-cell table:style-name="Tableau25.A1" office:value-type="string">
            <text:p text:style-name="P1">W </text:p>
          </table:table-cell>
          <table:table-cell table:style-name="Tableau25.A1" office:value-type="string">
            <text:p text:style-name="P1">mailto:%SI_MAIL% </text:p>
          </table:table-cell>
          <table:table-cell table:style-name="Tableau25.A1" office:value-type="string">
            <text:p text:style-name="P1">::parseMail(SI_MAIL) </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text:span text:style-name="Emphasis">Valider!</text:span>' apparaîtra afin d'outrepasser les contraintes. Seul cet utilisateur peut utiliser et voir ce bouton.</text:p>
      <text:p text:style-name="Text_20_body"><draw:frame draw:style-name="fr1" draw:name="9" text:anchor-type="as-char" svg:width="23.786cm" style:rel-width="100%" svg:height="9.234cm" style:rel-height="scale" draw:z-index="0"><draw:image xlink:href="Pictures/10000000000003830000015D4794B38B.gif" xlink:type="simple" xlink:show="embed" xlink:actuate="onLoad"/></draw:frame><text:line-break/><text:line-break/><text:line-break/></text:p>
      <text:p text:style-name="Text_20_body"/>
      <text:h text:style-name="Heading_20_5" text:outline-level="5"><text:bookmark-start text:name="creer_une_entree_de_menu_contextuel"/>Créer une entrée de menu contextuel<text:bookmark-end text:name="creer_une_entree_de_menu_contextuel"/></text:h>
      <text:p text:style-name="Text_20_body"><draw:frame draw:style-name="fr1" draw:name="3" text:anchor-type="as-char" svg:width="2.117cm" svg:height="0.397cm" draw:z-index="0"><draw:image xlink:href="Pictures/10000200000000500000000FDE4812A3.gif" xlink:type="simple" xlink:show="embed" xlink:actuate="onLoad"/></draw:frame> : <text:a xlink:type="simple" xlink:href="http://www.freedom-ecm.org/freedom_2.14/cookbook/attributes/type">Ce document </text:a>donne d'autres informations concernant la modification des menus.</text:p>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ext:p text:style-name="Text_20_body"><draw:frame draw:style-name="fr1" draw:name="4" text:anchor-type="as-char" svg:width="2.117cm" svg:height="0.397cm" draw:z-index="0"><draw:image xlink:href="Pictures/10000200000000500000000FDE4812A3.gif" xlink:type="simple" xlink:show="embed" xlink:actuate="onLoad"/></draw:frame> : Chapitre à expliciter</text:p>
      <table:table table:name="Tableau18" table:style-name="Tableau18">
        <table:table-column table:style-name="Tableau18.A" table:number-columns-repeated="5"/>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ext:soft-page-break/>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t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number-columns-repeated="2"/>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continuer ?</text:span></text:p>
            <text:p text:style-name="P1"><text:span text:style-name="Strong_20_Emphasis"/></text:p>
          </table:table-cell>
        </table:table-row>
      </table:table>
      <text:p text:style-name="Text_20_body"><text:soft-page-break/><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number-columns-repeated="2"/>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Heading_20_6" text:outline-level="6"><text:bookmark-start text:name="fichier_de_test1"/>Fichier de test<text:bookmark-end text:name="fichier_de_test1"/></text:h>
      <text:p text:style-name="Text_20_body">Ces fichiers contiennent des exemples de menu : </text:p>
      <text:list xml:id="list277657615" text:style-name="List_20_1">
        <text:list-item>
          <text:p text:style-name="P4"/>
          <text:p text:style-name="P7">FIXME internalmedia: freedom_2.14:admin:family:famille_test_menu.ods</text:p>
          <text:p text:style-name="P3"/>
        </text:list-item>
        <text:list-item>
          <text:p text:style-name="P4"/>
          <text:p text:style-name="P7">FIXME internalmedia: freedom_2.14:admin:family:menu_rafraichir_et_precedent_0.1.ods</text:p>
          <text:p text:style-name="P3"/>
        </text:list-item>
      </text:list>
      <text:p text:style-name="Text_20_body">Vous pouvez suivre les instructions de <text:a xlink:type="simple" xlink:href="http://www.freedom-ecm.org/freedom_2.14/admin/family/importation">cette page </text:a>pour importer ces familles dans dynacase.</text:p>
      <text:p text:style-name="Text_20_body"/>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ext:soft-page-break/>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créer un nouvel attribut (nouvelle ligne) ayant le même identifiant que l'attribut à modifier.</text:p>
      <text:p text:style-name="Text_20_body">Il est nécessaire de redéfinir toutes les propriétés de l’attribut. </text:p>
      <text:p text:style-name="Text_20_body">L’attribut modifié perd toute relation avec l’attribut défini dans ses ancêtres. Si les propriétés de l’attribut de l’ancêtre sont modifiés, l’attribut fils modifié n’est pas impacté.</text:p>
      <text:p text:style-name="Text_20_body">Voici un exemple avec une nouvelle famille basée sur la famille “de base”</text:p>
      <text:p text:style-name="Text_20_body">^ ID^ ordre^ Nom^ type^ fenêtre^ R?^ T?^ O?^ Vi ^</text:p>
      <table:table table:name="Tableau7" table:style-name="Tableau7">
        <table:table-column table:style-name="Tableau7.A" table:number-columns-repeated="8"/>
        <table:table-column table:style-name="Tableau7.I"/>
        <table:table-row>
          <table:table-cell table:style-name="Tableau7.A1" office:value-type="string">
            <text:p text:style-name="P1">fr_basic</text:p>
          </table:table-cell>
          <table:table-cell table:style-name="Tableau7.A1" office:value-type="string">
            <text:p text:style-name="P1">0</text:p>
          </table:table-cell>
          <table:table-cell table:style-name="Tableau7.A1" office:value-type="string">
            <text:p text:style-name="P1">basique</text:p>
          </table:table-cell>
          <table:table-cell table:style-name="Tableau7.A1" office:value-type="string">
            <text:p text:style-name="P1">frame</text:p>
          </table:table-cell>
          <table:table-cell table:style-name="Tableau7.A1" office:value-type="string">
            <text:p text:style-name="P1">-</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W</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titre</text:p>
          </table:table-cell>
          <table:table-cell table:style-name="Tableau7.A1" office:value-type="string">
            <text:p text:style-name="P1">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O</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Mon nouveau titre</text:p>
          </table:table-cell>
          <table:table-cell table:style-name="Tableau7.A1" office:value-type="string">
            <text:p text:style-name="P1">long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W</text:p>
          </table:table-cell>
        </table:table-row>
      </table:table>
      <text:p text:style-name="Text_20_body">Dans ce cas, le champ “titre” ne sera plus visible car il sera remplacé par le champ “Mon nouveau titre”</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Créer un nouvel attribut ayant le même identifiant (comme pour modifier un attribut)</text:p>
        </text:list-item>
        <text:list-item>
          <text:p text:style-name="P4">Rendre se nouvel attribut invisible (comme on le fait pour la suppression de ses propres attributs)</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text:soft-page-break/>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h text:style-name="Heading_20_4" text:outline-level="4"><text:bookmark-start text:name="exemples_de_familles_a_importer_dans_freedom"/>Exemples de familles à importer dans d<text:bookmark-end text:name="exemples_de_familles_a_importer_dans_freedom"/>ynacase</text:h>
      <text:p text:style-name="Text_20_body">Vous trouverez dans ce chapitre des familles à importer dans dynacase.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dynacase : </text:p>
      <text:p text:style-name="Preformatted_20_Text">/usr/share/what/wsh.php --api=freedom_import --file=VotreFichier.o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LibreOffice/3.3$Unix LibreOffice_project/330m19$Build-6</meta:generator>
    <dc:date>2011-02-24T16:02:58</dc:date>
    <meta:editing-duration>PT10H32M39S</meta:editing-duration>
    <meta:editing-cycles>30</meta:editing-cycles>
    <dc:creator>Jérôme Augé</dc:creator>
    <meta:document-statistic meta:table-count="27" meta:image-count="8" meta:object-count="6" meta:page-count="25" meta:paragraph-count="947" meta:word-count="8383" meta:character-count="531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style-name="ce2" office:value-type="string">
            <text:p>N</text:p>
          </table:table-cell>
          <table:table-cell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10"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fo:background-color="transparent" fo:border="0.002cm solid #000000"/>
      <style:text-properties fo:color="#000000"/>
    </style:style>
    <style:style style:name="ce7"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3"/>
        <table:table-column table:style-name="co2" table:default-cell-style-name="ce12"/>
        <table:table-column table:style-name="co3" table:default-cell-style-name="ce12"/>
        <table:table-column table:style-name="co4" table:default-cell-style-name="ce12"/>
        <table:table-column table:style-name="co1" table:number-columns-repeated="2" table:default-cell-style-name="ce16"/>
        <table:table-column table:style-name="co1" table:default-cell-style-name="ce12"/>
        <table:table-row table:style-name="ro1">
          <table:table-cell table:style-name="ce1"/>
          <table:table-cell table:style-name="ce7" office:value-type="string">
            <text:p>ID </text:p>
          </table:table-cell>
          <table:table-cell table:style-name="ce7" office:value-type="string">
            <text:p>parent </text:p>
          </table:table-cell>
          <table:table-cell table:style-name="ce7" office:value-type="string">
            <text:p>label </text:p>
          </table:table-cell>
          <table:table-cell table:style-name="ce14" office:value-type="string">
            <text:p>T? </text:p>
          </table:table-cell>
          <table:table-cell table:style-name="ce14" office:value-type="string">
            <text:p>R? </text:p>
          </table:table-cell>
          <table:table-cell table:style-name="ce7" office:value-type="string">
            <text:p>type </text:p>
          </table:table-cell>
        </table:table-row>
        <table:table-row table:style-name="ro1">
          <table:table-cell table:style-name="ce2" office:value-type="string">
            <text:p>ATTR</text:p>
          </table:table-cell>
          <table:table-cell table:style-name="ce8" office:value-type="string">
            <text:p>demo_fr_ident</text:p>
          </table:table-cell>
          <table:table-cell table:style-name="ce8"/>
          <table:table-cell table:style-name="ce8" office:value-type="string">
            <text:p>Identification</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10" office:value-type="string">
            <text:p>demo_tab_un</text:p>
          </table:table-cell>
          <table:table-cell table:style-name="ce10"/>
          <table:table-cell table:style-name="ce10" office:value-type="string">
            <text:p>Onglet n°1 </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fr_exun</text:p>
          </table:table-cell>
          <table:table-cell table:style-name="ce8" office:value-type="string">
            <text:p>demo_tab_un</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fichiers </text:p>
          </table:table-cell>
          <table:table-cell table:style-name="ce11" office:value-type="string">
            <text:p>demo_frame </text:p>
          </table:table-cell>
          <table:table-cell table:style-name="ce11" office:value-type="string">
            <text:p>Référenc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10" office:value-type="string">
            <text:p>demo_tab_deux</text:p>
          </table:table-cell>
          <table:table-cell table:style-name="ce10"/>
          <table:table-cell table:style-name="ce10" office:value-type="string">
            <text:p>Onglet n°2</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t_annexes</text:p>
          </table:table-cell>
          <table:table-cell table:style-name="ce8" office:value-type="string">
            <text:p>demo_tab_deux</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t_annexes</text:p>
          </table:table-cell>
          <table:table-cell table:style-name="ce11" office:value-type="string">
            <text:p>demo_fr_exdeux</text:p>
          </table:table-cell>
          <table:table-cell table:style-name="ce11" office:value-type="string">
            <text:p>Annex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2</text:time></text:p>
        </style:region-right>
      </style:header>
      <style:header-left style:display="false"/>
      <style:footer>
        <text:p>Page <text:page-number>1</text:page-number> / <text:page-count>99</text:page-count></text:p>
      </style:footer>
      <style:footer-left style:display="false"/>
    </style:master-page>
  </office:master-styles>
</office:document-styles>
</file>